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63317" officeooo:paragraph-rsid="00163317"/>
    </style:style>
    <style:style style:name="P2" style:family="paragraph" style:parent-style-name="Standard">
      <style:paragraph-properties fo:text-align="center" style:justify-single-word="false"/>
      <style:text-properties officeooo:rsid="00163317" officeooo:paragraph-rsid="00163317"/>
    </style:style>
    <style:style style:name="P3" style:family="paragraph" style:parent-style-name="Standard">
      <style:text-properties fo:font-style="italic" officeooo:rsid="00163317" officeooo:paragraph-rsid="00163317" style:font-style-asian="italic" style:font-style-complex="italic"/>
    </style:style>
    <style:style style:name="P4" style:family="paragraph" style:parent-style-name="Standard">
      <style:paragraph-properties fo:text-align="justify" style:justify-single-word="false"/>
      <style:text-properties fo:font-style="italic" officeooo:rsid="00163317" officeooo:paragraph-rsid="00163317" style:font-style-asian="italic" style:font-style-complex="italic"/>
    </style:style>
    <style:style style:name="P5" style:family="paragraph" style:parent-style-name="Standard">
      <style:paragraph-properties fo:text-align="justify" style:justify-single-word="false"/>
      <style:text-properties fo:font-style="italic" fo:font-weight="bold" officeooo:rsid="00163317" officeooo:paragraph-rsid="00163317" style:font-style-asian="italic" style:font-weight-asian="bold" style:font-style-complex="italic" style:font-weight-complex="bold"/>
    </style:style>
    <style:style style:name="T1"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mment analyser des séries temporelles ?</text:p>
      <text:p text:style-name="P1"/>
      <text:p text:style-name="P3">Il y a plusieurs tutoriels sur l'analyse des séries temporelles. Difficile de tout retenir. Ce document permet de regrouper et hiérarchiser l'information<text:span text:style-name="T1">.</text:span></text:p>
      <text:p text:style-name="P3"><text:span text:style-name="T1"/></text:p>
      <text:h text:style-name="Heading_20_1" text:outline-level="1">Qu'est-ce qu'une série temporelle ?</text:h>
      <text:p text:style-name="P3"><text:span text:style-name="T1"/></text:p>
      <text:h text:style-name="Heading_20_1" text:outline-level="1">Introduction</text:h>
      <text:p text:style-name="P3"><text:a xlink:type="simple" xlink:href="https://pythontutorials.eu/numerical/time-series/#dealing-with-missing-data" text:style-name="Internet_20_link" text:visited-style-name="Visited_20_Internet_20_Link"><text:span text:style-name="T1">Un exemple de traitement avec Python</text:span></text:a></text:p>
      <text:p text:style-name="P4"><text:span text:style-name="T1">On s"intéresse à l'évolution du PIB dans les pays du monde entre 2000 et 2021. On a donc trois colonnes dans un premier temps : le code du pays, l'année du PIB, le PIB pour l'année et le pays de cette ligne.</text:span></text:p>
      <text:p text:style-name="P4"><text:span text:style-name="T1">Il est important de retirer toutes les données NULL (les passer en NAN) et de s'assurer de la cohérence des dates (par exemple, dans une série de données pour 2000, ne pas avoir 2006). En effet, cela peut influencer les représentations graphiques et les analyses qui suivent.</text:span></text:p>
      <text:p text:style-name="P5"><text:span text:style-name="T1">Comment représenter graphiquement une série temporelle ?</text:span></text:p>
      <text:p text:style-name="P4"><text:span text:style-name="T1">Les séries temporelles sont généralement représentées en </text:span>lineplot<text:span text:style-name="T1">, avec en x les dates et en y les valeurs pour ces dates. Pair, on peut multiplier les lignes en fonction de ce qu'on souhaite montrer. Dans le cas du PIB par pays, on peut représenter l'évolution du PIB pour chaque pays via une ligne par pays.</text:span></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1"/>
      <text:p text:style-name="P1"/>
      <text:p text:style-name="P1"/>
      <text:p text:style-name="P1"/>
      <text:p text:style-name="P1"/>
      <text:p text:style-name="P1"/>
      <text:p text:style-name="P1"/>
      <text:p text:style-name="P1"/>
      <text:p text:style-name="P1"/>
      <text:p text:style-name="P2">## ----- FI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3-29T00:07:31.867000000</dc:date>
    <meta:editing-duration>PT6M11S</meta:editing-duration>
    <meta:editing-cycles>1</meta:editing-cycles>
    <meta:document-statistic meta:table-count="0" meta:image-count="0" meta:object-count="0" meta:page-count="1" meta:paragraph-count="10" meta:word-count="195" meta:character-count="1143" meta:non-whitespace-character-count="958"/>
    <meta:generator>LibreOffice/7.3.2.2$Windows_x86 LibreOffice_project/49f2b1bff42cfccbd8f788c8dc32c1c309559be0</meta:generator>
  </office:meta>
</office:document-meta>
</file>